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roman" style:font-pitch="variable" style:name="Times New Roman" svg:font-family="'Times New Roman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  <style:font-face style:font-family-generic="roman" style:font-pitch="variable" style:name="Times New Roman" svg:font-family="Times New Roman" svg:panose-1="2 2 6 3 5 4 5 2 3 4"/>
  </office:font-face-decls>
  <office:automatic-styles>
    <style:style style:family="graphic" style:name="aba8d27" style:parent-style-name="OLE">
      <style:graphic-properties style:horizontal-pos="from-left" style:horizontal-rel="paragraph" style:vertical-pos="from-top" style:vertical-rel="paragraph" style:wrap="none" style:wrap-contour="false" svg:x="8.34mm" svg:y="29.19mm"/>
    </style:style>
  </office:automatic-styles>
  <office:body>
    <office:text>
      <text:p text:style-name="Standard">I am a simple writer file ... tralalala, oh whats next, an embedded document ... lets see</text:p>
      <text:p text:style-name="Standard"/>
      <text:p text:style-name="Standard"/>
      <text:p text:style-name="Standard"><draw:frame draw:style-name="aba8d27" svg:height="113.75mm" svg:width="132.57mm" svg:x="8.34mm" svg:y="29.19mm" text:anchor-type="paragraph"><draw:image xlink:actuate="onLoad" xlink:href="./ObjectReplacements/Object 1" xlink:show="embed" xlink:type="simple"/><draw:text-box/></draw:frame>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roman" style:font-pitch="variable" style:name="Times New Roman" svg:font-family="'Times New Roman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  <style:font-face style:font-family-generic="roman" style:font-pitch="variable" style:name="Times New Roman" svg:font-family="Times New Roman" svg:panose-1="2 2 6 3 5 4 5 2 3 4"/>
  </office:font-face-decls>
  <office:styles>
    <style:default-style style:family="paragraph">
      <style:text-properties fo:color="#000000" fo:country="US" fo:font-size="12.0pt" fo:language="en" style:font-name="Times New Roman" style:font-name-asian="Lucida Sans Unicode" style:font-name-complex="Tahoma" style:font-size-asian="12.0pt"/>
    </style:default-style>
    <style:style style:family="paragraph" style:name="Standard" style:parent-style-name="default_paragraph_style"/>
    <style:default-style style:family="graphic">
      <style:text-properties fo:color="#000000" fo:country="US" fo:font-size="12.0pt" fo:language="en" style:font-size-asian="12.0pt"/>
    </style:default-style>
    <style:style style:family="graphic" style:name="OLE" style:parent-style-name="default_drawing_style">
      <style:graphic-properties style:horizontal-pos="center" style:horizontal-rel="paragraph" style:vertical-pos="top" style:vertical-rel="paragraph" style:wrap="none" style:wrap-contour="false"/>
    </style: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15</dc:date>
    <meta:editing-cycles>2</meta:editing-cycles>
    <meta:editing-duration>PT0.010S</meta:editing-duration>
  </office:meta>
</office:document-meta>
</file>